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8775" officeooo:paragraph-rsid="0006877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8775" officeooo:paragraph-rsid="0006877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8775" officeooo:paragraph-rsid="0006877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8775" officeooo:paragraph-rsid="00068ca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68775" officeooo:paragraph-rsid="00068775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8caf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68caf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068caf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id 19</text:p>
      <text:p text:style-name="P1"/>
      <text:p text:style-name="P3">ReadMe</text:p>
      <text:p text:style-name="P3"/>
      <text:p text:style-name="P5">1. <text:span text:style-name="T1">scp the files extracted from ‘covid19.tar.gz’ folder to ‘/</text:span><text:span text:style-name="T4">dnif/Dkey/lookup_plugin/covid19’ <text:s/>folder.</text:span></text:p>
      <text:p text:style-name="P3"><text:span text:style-name="T2"/></text:p>
      <text:p text:style-name="P3"><text:span text:style-name="T2">2. <text:s/></text:span><text:span text:style-name="T4">Type ‘supervisorctl’ <text:s/>to restart the ‘celeryds’ ,’ datastoreapi’ services.</text:span></text:p>
      <text:p text:style-name="P3"><text:span text:style-name="T4"/></text:p>
      <text:p text:style-name="P4"><text:span text:style-name="T2">3. </text:span><text:span text:style-name="T4">Login to dnif Console and </text:span><text:span text:style-name="T5">Query to get data.</text:span></text:p>
      <text:p text:style-name="P4"><text:span text:style-name="T5"><text:tab/>Query Sample:</text:span></text:p>
      <text:p text:style-name="P4"><text:span text:style-name="T5"><text:tab/><text:tab/>_fetch * from event limit 1</text:span></text:p>
      <text:p text:style-name="P4"><text:span text:style-name="T5"><text:tab/><text:tab/>_lookup covid19 get_data $&lt;anyname&gt;</text:span></text:p>
      <text:p text:style-name="P4"><text:span text:style-name="T3"/></text:p>
      <text:p text:style-name="P4"><text:span text:style-name="T3">4. </text:span><text:span text:style-name="T5">Will get the data on the console.</text:span><text:span text:style-name="T4"> 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7:04:28.120592066</meta:creation-date>
    <dc:date>2020-03-18T18:16:08.870336602</dc:date>
    <meta:editing-duration>PT4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54" meta:character-count="359" meta:non-whitespace-character-count="304"/>
  </office:meta>
</office:document-meta>
</file>